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0.77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4cm"/>
    </style:style>
    <style:style style:name="gr5" style:family="graphic" style:parent-style-name="Outlined_20_Green">
      <style:graphic-properties draw:stroke="none" svg:stroke-color="#000000" draw:fill="none" draw:fill-color="#ffffff" fo:min-height="10.7cm"/>
    </style:style>
    <style:style style:name="gr6" style:family="graphic" style:parent-style-name="Outlined_20_Blue">
      <style:graphic-properties svg:stroke-color="#000000" draw:marker-start="" draw:fill-color="#ffffff" draw:opacity="100%" draw:textarea-horizontal-align="justify" draw:textarea-vertical-align="middle" draw:auto-grow-height="false" fo:min-height="1.4cm" fo:min-width="2.8cm" draw:shadow="hidden"/>
    </style:style>
    <style:style style:name="gr7" style:family="graphic" style:parent-style-name="Outlined_20_Green">
      <style:graphic-properties svg:stroke-width="0.018cm" svg:stroke-color="#000000" draw:marker-start-width="0.106cm" draw:marker-end-width="0.106cm" draw:textarea-horizontal-align="justify" draw:textarea-vertical-align="middle" draw:auto-grow-height="false" fo:min-height="0.962cm" fo:min-width="0.962cm" fo:padding-top="-0.031cm" fo:padding-bottom="-0.031cm" fo:padding-left="-0.031cm" fo:padding-right="-0.03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11" style:family="graphic" style:parent-style-name="Outlined_20_Blue">
      <style:graphic-properties svg:stroke-width="0.028cm" svg:stroke-color="#000000" draw:marker-start="" draw:marker-start-width="0.121cm" draw:marker-end-width="0.121cm" draw:fill-color="#ffffff" draw:opacity="100%" draw:textarea-horizontal-align="justify" draw:textarea-vertical-align="middle" draw:auto-grow-height="false" fo:min-height="1.4cm" fo:min-width="2.8cm" fo:padding-top="-0.026cm" fo:padding-bottom="-0.026cm" fo:padding-left="-0.026cm" fo:padding-right="-0.026cm" draw:shadow="hidden"/>
    </style:style>
    <style:style style:name="gr12" style:family="graphic" style:parent-style-name="Outlined_20_Blue">
      <style:graphic-properties svg:stroke-width="0.028cm" svg:stroke-color="#000000" draw:marker-start="" draw:marker-start-width="0.121cm" draw:marker-end-width="0.121cm" draw:fill-color="#ffffff" draw:opacity="100%" draw:textarea-horizontal-align="justify" draw:textarea-vertical-align="middle" draw:auto-grow-height="false" fo:min-height="1.452cm" fo:min-width="2.852cm" fo:padding-top="-0.026cm" fo:padding-bottom="-0.026cm" fo:padding-left="-0.026cm" fo:padding-right="-0.026cm" draw:shadow="hidden"/>
    </style:style>
    <style:style style:name="gr13" style:family="graphic" style:parent-style-name="Outlined_20_Blue">
      <style:graphic-properties svg:stroke-width="0.028cm" svg:stroke-color="#000000" draw:marker-start="" draw:marker-start-width="0.121cm" draw:marker-end-width="0.121cm" draw:fill-color="#ffffff" draw:opacity="100%" draw:textarea-horizontal-align="justify" draw:textarea-vertical-align="middle" draw:auto-grow-height="false" fo:min-height="1.452cm" fo:min-width="4.046cm" fo:padding-top="-0.026cm" fo:padding-bottom="-0.026cm" fo:padding-left="-0.026cm" fo:padding-right="-0.02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 draw:opacity="100%"/>
      <style:paragraph-properties fo:text-align="center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color="#000000" fo:font-size="6pt" fo:font-weight="normal" style:font-size-asian="6pt" style:font-weight-asian="normal" style:font-size-complex="6pt" style:font-weight-complex="normal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fffff" draw:opacity="100%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P16" style:family="paragraph">
      <loext:graphic-properties draw:fill-color="#ffffff"/>
      <style:paragraph-properties fo:text-align="center"/>
      <style:text-properties fo:font-size="10.8000001907349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ffffff" draw:opacity="100%"/>
      <style:paragraph-properties fo:text-align="center"/>
      <style:text-properties fo:color="#000000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cm" svg:y1="6.4cm" svg:x2="10.9cm" svg:y2="5.3cm">
          <text:p/>
        </draw:line>
        <draw:custom-shape draw:style-name="gr2" draw:text-style-name="P2" draw:layer="layout" svg:width="6.1cm" svg:height="3.4cm" svg:x="7.9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1.1cm" svg:x="8cm" svg:y="4cm">
          <text:p text:style-name="P3"><text:span text:style-name="T1">Obj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8cm" svg:height="1.1cm" svg:x="10cm" svg:y="4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8cm" svg:height="1.1cm" svg:x="12cm" svg:y="4cm">
          <text:p text:style-name="P5"><text:span text:style-name="T2">Pre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9cm" svg:y1="4cm" svg:x2="8.9cm" svg:y2="3.2cm">
          <text:p/>
        </draw:line>
        <draw:line draw:style-name="gr1" draw:text-style-name="P1" draw:layer="layout" svg:x1="10.9cm" svg:y1="4.001cm" svg:x2="10.9cm" svg:y2="3.201cm">
          <text:p/>
        </draw:line>
        <draw:line draw:style-name="gr1" draw:text-style-name="P1" draw:layer="layout" svg:x1="12.9cm" svg:y1="4.001cm" svg:x2="12.9cm" svg:y2="3.201cm">
          <text:p/>
        </draw:line>
        <draw:custom-shape draw:style-name="gr4" draw:text-style-name="P8" draw:layer="layout" svg:width="1.9cm" svg:height="1.1cm" svg:x="8cm" svg:y="2cm">
          <text:p text:style-name="P7"><text:span text:style-name="T3">Sewer</text:span></text:p>
          <text:p text:style-name="P7"><text:span text:style-name="T3">Conn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1cm" svg:x="10cm" svg:y="2cm">
          <text:p text:style-name="P7">??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1cm" svg:x="12cm" svg:y="2cm">
          <text:p text:style-name="P7">??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8.7cm" svg:height="10.7cm" svg:x="3.8cm" svg:y="10.9cm">
          <draw:text-box>
            <text:p/>
          </draw:text-box>
        </draw:frame>
        <draw:line draw:style-name="gr1" draw:text-style-name="P1" draw:layer="layout" svg:x1="4.7cm" svg:y1="6.4cm" svg:x2="4.7cm" svg:y2="5.3cm">
          <text:p/>
        </draw:line>
        <draw:custom-shape draw:style-name="gr2" draw:text-style-name="P2" draw:layer="layout" svg:width="6.1cm" svg:height="3.4cm" svg:x="1.7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1.1cm" svg:x="1.8cm" svg:y="4cm">
          <text:p text:style-name="P3"><text:span text:style-name="T1">Obj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8cm" svg:height="1.1cm" svg:x="3.8cm" svg:y="4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8cm" svg:height="1.1cm" svg:x="5.8cm" svg:y="4cm">
          <text:p text:style-name="P5"><text:span text:style-name="T2">Pre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7cm" svg:y1="4cm" svg:x2="2.7cm" svg:y2="3.2cm">
          <text:p/>
        </draw:line>
        <draw:line draw:style-name="gr1" draw:text-style-name="P1" draw:layer="layout" svg:x1="4.7cm" svg:y1="4.001cm" svg:x2="4.7cm" svg:y2="3.201cm">
          <text:p/>
        </draw:line>
        <draw:line draw:style-name="gr1" draw:text-style-name="P1" draw:layer="layout" svg:x1="6.7cm" svg:y1="4.001cm" svg:x2="6.7cm" svg:y2="3.201cm">
          <text:p/>
        </draw:line>
        <draw:custom-shape draw:style-name="gr4" draw:text-style-name="P8" draw:layer="layout" svg:width="1.9cm" svg:height="1.1cm" svg:x="1.8cm" svg:y="2cm">
          <text:p text:style-name="P7"><text:span text:style-name="T3">Manho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1cm" svg:x="3.8cm" svg:y="2cm">
          <text:p text:style-name="P7">??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1cm" svg:x="5.8cm" svg:y="2cm">
          <text:p text:style-name="P7">??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1cm" svg:y1="6.42cm" svg:x2="17.1cm" svg:y2="5.32cm">
          <text:p/>
        </draw:line>
        <draw:custom-shape draw:style-name="gr2" draw:text-style-name="P2" draw:layer="layout" svg:width="6.1cm" svg:height="3.4cm" svg:x="14.1cm" svg:y="1.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1.1cm" svg:x="14.2cm" svg:y="4.02cm">
          <text:p text:style-name="P3"><text:span text:style-name="T1">Obj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8cm" svg:height="1.1cm" svg:x="16.2cm" svg:y="4.02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8cm" svg:height="1.1cm" svg:x="18.2cm" svg:y="4.02cm">
          <text:p text:style-name="P5"><text:span text:style-name="T2">Pre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1cm" svg:y1="4.02cm" svg:x2="15.1cm" svg:y2="3.22cm">
          <text:p/>
        </draw:line>
        <draw:line draw:style-name="gr1" draw:text-style-name="P1" draw:layer="layout" svg:x1="17.1cm" svg:y1="4.021cm" svg:x2="17.1cm" svg:y2="3.221cm">
          <text:p/>
        </draw:line>
        <draw:line draw:style-name="gr1" draw:text-style-name="P1" draw:layer="layout" svg:x1="19.1cm" svg:y1="4.021cm" svg:x2="19.1cm" svg:y2="3.221cm">
          <text:p/>
        </draw:line>
        <draw:custom-shape draw:style-name="gr4" draw:text-style-name="P8" draw:layer="layout" svg:width="1.9cm" svg:height="1.1cm" svg:x="14.2cm" svg:y="2.02cm">
          <text:p text:style-name="P7"><text:span text:style-name="T3">Inspection</text:span></text:p>
          <text:p text:style-name="P7"><text:span text:style-name="T3">Chamb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1cm" svg:x="16.2cm" svg:y="2.02cm">
          <text:p text:style-name="P7">??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1cm" svg:x="18.2cm" svg:y="2.02cm">
          <text:p text:style-name="P7">??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8cm" svg:height="1.4cm" svg:x="9.5cm" svg:y="6.496cm">
          <text:p text:style-name="P7"><text:span text:style-name="T4">Pipe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8cm" svg:height="1.4cm" svg:x="3.3cm" svg:y="6.496cm">
          <text:p text:style-name="P7"><text:span text:style-name="T4">Distribution</text:span></text:p>
          <text:p text:style-name="P7"><text:span text:style-name="T4">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8cm" svg:height="1.4cm" svg:x="15.7cm" svg:y="6.516cm">
          <text:p text:style-name="P7"><text:span text:style-name="T4">Distribution</text:span></text:p>
          <text:p text:style-name="P7"><text:span text:style-name="T4">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.8cm" svg:height="1.8cm" svg:x="6.9cm" svg:y="6.396cm">
          <text:p text:style-name="P11"><text:span text:style-name="T5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2" draw:layer="layout" svg:width="1.8cm" svg:height="1.8cm" svg:x="13.2cm" svg:y="6.396cm">
          <text:p text:style-name="P11"><text:span text:style-name="T5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1cm" svg:y1="7.296cm" svg:x2="6.9cm" svg:y2="7.296cm">
          <text:p/>
        </draw:line>
        <draw:line draw:style-name="gr1" draw:text-style-name="P1" draw:layer="layout" svg:x1="9.5cm" svg:y1="7.296cm" svg:x2="8.7cm" svg:y2="7.296cm">
          <text:p/>
        </draw:line>
        <draw:line draw:style-name="gr1" draw:text-style-name="P1" draw:layer="layout" svg:x1="12.3cm" svg:y1="7.296cm" svg:x2="13.1cm" svg:y2="7.296cm">
          <text:p/>
        </draw:line>
        <draw:line draw:style-name="gr1" draw:text-style-name="P1" draw:layer="layout" svg:x1="15.801cm" svg:y1="7.296cm" svg:x2="15.001cm" svg:y2="7.296cm">
          <text:p/>
        </draw:line>
        <draw:line draw:style-name="gr8" draw:text-style-name="P1" draw:layer="layout" svg:x1="4.7cm" svg:y1="7.896cm" svg:x2="4.7cm" svg:y2="9.396cm">
          <text:p/>
        </draw:line>
        <draw:custom-shape draw:style-name="gr3" draw:text-style-name="P4" draw:layer="layout" svg:width="1.8cm" svg:height="1.1cm" svg:x="10cm" svg:y="8.796cm">
          <text:p text:style-name="P3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cm" svg:y1="9.396cm" svg:x2="10cm" svg:y2="9.396cm">
          <text:p/>
        </draw:line>
        <draw:line draw:style-name="gr1" draw:text-style-name="P1" draw:layer="layout" svg:x1="10.9cm" svg:y1="7.896cm" svg:x2="10.9cm" svg:y2="8.796cm">
          <text:p/>
        </draw:line>
        <draw:line draw:style-name="gr8" draw:text-style-name="P1" draw:layer="layout" svg:x1="17.1cm" svg:y1="7.896cm" svg:x2="17.1cm" svg:y2="9.396cm">
          <text:p/>
        </draw:line>
        <draw:line draw:style-name="gr1" draw:text-style-name="P1" draw:layer="layout" svg:x1="17.1cm" svg:y1="9.396cm" svg:x2="11.8cm" svg:y2="9.396cm">
          <text:p/>
        </draw:line>
        <draw:custom-shape draw:style-name="gr3" draw:text-style-name="P4" draw:layer="layout" svg:width="1.8cm" svg:height="1.1cm" svg:x="10cm" svg:y="12.896cm">
          <text:p text:style-name="P3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9cm" svg:height="1.1cm" svg:x="10cm" svg:y="10.796cm">
          <text:p text:style-name="P7"><text:span text:style-name="T3">Syste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cm" svg:y1="9.896cm" svg:x2="10.9cm" svg:y2="10.796cm">
          <text:p/>
        </draw:line>
        <draw:line draw:style-name="gr1" draw:text-style-name="P1" draw:layer="layout" svg:x1="10.9cm" svg:y1="11.896cm" svg:x2="10.9cm" svg:y2="12.796cm">
          <text:p/>
        </draw:line>
        <draw:custom-shape draw:style-name="gr4" draw:text-style-name="P14" draw:layer="layout" svg:width="1.9cm" svg:height="1.1cm" svg:x="10cm" svg:y="14.996cm">
          <text:p text:style-name="P13"><text:span text:style-name="T6">Sewerag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cm" svg:y1="13.996cm" svg:x2="10.9cm" svg:y2="14.896cm">
          <text:p/>
        </draw:line>
      </draw:page>
      <draw:page draw:name="page2" draw:style-name="dp1" draw:master-page-name="Default">
        <draw:custom-shape draw:style-name="gr6" draw:text-style-name="P15" draw:layer="layout" svg:width="2.8cm" svg:height="1.4cm" svg:x="2.6cm" svg:y="6.7cm">
          <text:p text:style-name="P13"><text:span text:style-name="T7">Distribution</text:span></text:p>
          <text:p text:style-name="P13"><text:span text:style-name="T7">Chamber</text:span></text:p>
          <text:p text:style-name="P13"><text:span text:style-name="T7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draw:layer="layout" svg:width="2.8cm" svg:height="1.4cm" svg:x="8.8cm" svg:y="6.7cm">
          <text:p text:style-name="P13"><text:span text:style-name="T7">Pipe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draw:layer="layout" svg:width="2.8cm" svg:height="1.4cm" svg:x="15cm" svg:y="6.7cm">
          <text:p text:style-name="P13"><text:span text:style-name="T7">Pipe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.8cm" svg:height="1.8cm" svg:x="6.2cm" svg:y="6.6cm">
          <text:p text:style-name="P11"><text:span text:style-name="T5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.4cm" svg:y1="7.5cm" svg:x2="6.2cm" svg:y2="7.5cm">
          <text:p/>
        </draw:line>
        <draw:line draw:style-name="gr1" draw:text-style-name="P1" draw:layer="layout" svg:x1="8.8cm" svg:y1="7.5cm" svg:x2="8cm" svg:y2="7.5cm">
          <text:p/>
        </draw:line>
        <draw:custom-shape draw:style-name="gr7" draw:text-style-name="P12" draw:layer="layout" svg:width="1.8cm" svg:height="1.8cm" svg:x="12.4cm" svg:y="6.5cm">
          <text:p text:style-name="P11"><text:span text:style-name="T5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6cm" svg:y1="7.4cm" svg:x2="12.4cm" svg:y2="7.4cm">
          <text:p/>
        </draw:line>
        <draw:line draw:style-name="gr1" draw:text-style-name="P1" draw:layer="layout" svg:x1="15cm" svg:y1="7.4cm" svg:x2="14.2cm" svg:y2="7.4cm">
          <text:p/>
        </draw:line>
        <draw:line draw:style-name="gr1" draw:text-style-name="P1" draw:layer="layout" svg:x1="10.1cm" svg:y1="6.702cm" svg:x2="10.1cm" svg:y2="5.602cm">
          <text:p/>
        </draw:line>
        <draw:custom-shape draw:style-name="gr3" draw:text-style-name="P6" draw:layer="layout" svg:width="1.8cm" svg:height="1.1cm" svg:x="9.2cm" svg:y="4.4cm">
          <text:p text:style-name="P5"><text:span text:style-name="T2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1cm" svg:y1="4.302cm" svg:x2="10.1cm" svg:y2="3.202cm">
          <text:p/>
        </draw:line>
        <draw:custom-shape draw:style-name="gr4" draw:text-style-name="P8" draw:layer="layout" svg:width="1.9cm" svg:height="1.1cm" svg:x="9.2cm" svg:y="2cm">
          <text:p text:style-name="P7"><text:span text:style-name="T3">Sewer</text:span></text:p>
          <text:p text:style-name="P7"><text:span text:style-name="T3">Connectio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cm" svg:y1="6.703cm" svg:x2="4cm" svg:y2="5.603cm">
          <text:p/>
        </draw:line>
        <draw:custom-shape draw:style-name="gr3" draw:text-style-name="P6" draw:layer="layout" svg:width="1.8cm" svg:height="1.1cm" svg:x="3.1cm" svg:y="4.401cm">
          <text:p text:style-name="P5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4.303cm" svg:x2="4cm" svg:y2="3.203cm">
          <text:p/>
        </draw:line>
        <draw:custom-shape draw:style-name="gr4" draw:text-style-name="P8" draw:layer="layout" svg:width="1.9cm" svg:height="1.1cm" svg:x="3.1cm" svg:y="2cm">
          <text:p text:style-name="P7"><text:span text:style-name="T3">Inspection</text:span></text:p>
          <text:p text:style-name="P7"><text:span text:style-name="T3">Chamb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3cm" svg:y1="6.704cm" svg:x2="16.3cm" svg:y2="5.604cm">
          <text:p/>
        </draw:line>
        <draw:custom-shape draw:style-name="gr3" draw:text-style-name="P6" draw:layer="layout" svg:width="1.8cm" svg:height="1.1cm" svg:x="15.4cm" svg:y="4.402cm">
          <text:p text:style-name="P5"><text:span text:style-name="T2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cm" svg:y1="4.304cm" svg:x2="16.3cm" svg:y2="3.204cm">
          <text:p/>
        </draw:line>
        <draw:custom-shape draw:style-name="gr4" draw:text-style-name="P8" draw:layer="layout" svg:width="1.9cm" svg:height="1.1cm" svg:x="15.4cm" svg:y="2.001cm">
          <text:p text:style-name="P7"><text:span text:style-name="T3">Public</text:span></text:p>
          <text:p text:style-name="P7"><text:span text:style-name="T3">Sewer</text:span></text:p>
          <text:p text:style-name="P7"><text:span text:style-name="T3">Line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6" xml:id="id1" draw:id="id1" draw:layer="layout" svg:width="2.181cm" svg:height="1.143cm" svg:x="8.276cm" svg:y="10.8cm">
            <text:p text:style-name="P7"><text:span text:style-name="T8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xml:id="id2" draw:id="id2" draw:layer="layout" svg:width="2.099cm" svg:height="1.143cm" svg:x="11.473cm" svg:y="10.8cm">
            <text:p text:style-name="P7"><text:span text:style-name="T8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16" xml:id="id3" draw:id="id3" draw:layer="layout" svg:width="2.181cm" svg:height="1.143cm" svg:x="15.029cm" svg:y="10.8cm">
            <text:p text:style-name="P7"><text:span text:style-name="T8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xml:id="id4" draw:id="id4" draw:layer="layout" svg:width="2.099cm" svg:height="1.143cm" svg:x="18.3cm" svg:y="10.8cm">
            <text:p text:style-name="P7"><text:span text:style-name="T8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1" draw:text-style-name="P1" draw:layer="layout" draw:type="line" svg:x1="10.458cm" svg:y1="11.372cm" svg:x2="11.474cm" svg:y2="11.371cm" draw:start-shape="id1" draw:start-glue-point="6" draw:end-shape="id2" draw:end-glue-point="3" svg:d="M10458 11372l1016-1" svg:viewBox="0 0 1017 2">
            <text:p/>
          </draw:connector>
          <draw:connector draw:style-name="gr1" draw:text-style-name="P1" draw:layer="layout" draw:type="line" svg:x1="13.573cm" svg:y1="11.371cm" svg:x2="15.03cm" svg:y2="11.372cm" draw:start-shape="id2" draw:start-glue-point="1" draw:end-shape="id3" draw:end-glue-point="10" svg:d="M13573 11371l1457 1" svg:viewBox="0 0 1458 2">
            <text:p/>
          </draw:connector>
          <draw:connector draw:style-name="gr1" draw:text-style-name="P1" draw:layer="layout" draw:type="line" svg:x1="17.211cm" svg:y1="11.372cm" svg:x2="18.301cm" svg:y2="11.371cm" draw:start-shape="id3" draw:start-glue-point="6" draw:end-shape="id4" draw:end-glue-point="3" svg:d="M17211 11372l1090-1" svg:viewBox="0 0 1091 2">
            <text:p/>
          </draw:connector>
        </draw:g>
        <draw:custom-shape draw:style-name="gr6" draw:text-style-name="P15" draw:layer="layout" svg:width="2.8cm" svg:height="1.4cm" svg:x="2.6cm" svg:y="19.7cm">
          <text:p text:style-name="P13"><text:span text:style-name="T7">Pipe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draw:layer="layout" svg:width="2.8cm" svg:height="1.4cm" svg:x="9.6cm" svg:y="19.7cm">
          <text:p text:style-name="P13"><text:span text:style-name="T7">PipeFitt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line draw:style-name="gr1" draw:text-style-name="P1" draw:layer="layout" svg:x1="10.9cm" svg:y1="9.5cm" svg:x2="10.9cm" svg:y2="8.4cm">
          <text:p/>
        </draw:line>
        <draw:line draw:style-name="gr1" draw:text-style-name="P1" draw:layer="layout" svg:x1="4.7cm" svg:y1="9.5cm" svg:x2="4.7cm" svg:y2="8.4cm">
          <text:p/>
        </draw:line>
        <draw:line draw:style-name="gr1" draw:text-style-name="P1" draw:layer="layout" svg:x1="17.1cm" svg:y1="9.52cm" svg:x2="17.1cm" svg:y2="8.42cm">
          <text:p/>
        </draw:line>
        <draw:custom-shape draw:style-name="gr11" draw:text-style-name="P10" draw:layer="layout" svg:width="2.8cm" svg:height="1.4cm" svg:x="9.5cm" svg:y="9.596cm">
          <text:p text:style-name="P7"><text:span text:style-name="T4">Pipe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8cm" svg:height="1.4cm" svg:x="3.3cm" svg:y="9.596cm">
          <text:p text:style-name="P7"><text:span text:style-name="T4">Distribution</text:span></text:p>
          <text:p text:style-name="P7"><text:span text:style-name="T4">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8cm" svg:height="1.4cm" svg:x="15.7cm" svg:y="9.616cm">
          <text:p text:style-name="P7"><text:span text:style-name="T4">Distribution</text:span></text:p>
          <text:p text:style-name="P7"><text:span text:style-name="T4">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.8cm" svg:height="1.8cm" svg:x="6.9cm" svg:y="9.496cm">
          <text:p text:style-name="P11"><text:span text:style-name="T5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2" draw:layer="layout" svg:width="1.8cm" svg:height="1.8cm" svg:x="13.2cm" svg:y="9.496cm">
          <text:p text:style-name="P11"><text:span text:style-name="T5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1cm" svg:y1="10.396cm" svg:x2="6.9cm" svg:y2="10.396cm">
          <text:p/>
        </draw:line>
        <draw:line draw:style-name="gr1" draw:text-style-name="P1" draw:layer="layout" svg:x1="9.5cm" svg:y1="10.396cm" svg:x2="8.7cm" svg:y2="10.396cm">
          <text:p/>
        </draw:line>
        <draw:line draw:style-name="gr1" draw:text-style-name="P1" draw:layer="layout" svg:x1="12.3cm" svg:y1="10.396cm" svg:x2="13.1cm" svg:y2="10.396cm">
          <text:p/>
        </draw:line>
        <draw:line draw:style-name="gr1" draw:text-style-name="P1" draw:layer="layout" svg:x1="15.801cm" svg:y1="10.396cm" svg:x2="15.001cm" svg:y2="10.396cm">
          <text:p/>
        </draw:line>
        <draw:custom-shape draw:style-name="gr3" draw:text-style-name="P4" draw:layer="layout" svg:width="1.8cm" svg:height="1.1cm" svg:x="3.8cm" svg:y="7.3cm">
          <text:p text:style-name="P3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1.8cm" svg:height="1.1cm" svg:x="10cm" svg:y="7.3cm">
          <text:p text:style-name="P17"><text:span text:style-name="T9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8cm" svg:height="1.1cm" svg:x="16.2cm" svg:y="7.3cm">
          <text:p text:style-name="P3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cm" svg:y1="7.301cm" svg:x2="4.7cm" svg:y2="6.201cm">
          <text:p/>
        </draw:line>
        <draw:line draw:style-name="gr1" draw:text-style-name="P1" draw:layer="layout" svg:x1="10.9cm" svg:y1="7.302cm" svg:x2="10.9cm" svg:y2="6.202cm">
          <text:p/>
        </draw:line>
        <draw:line draw:style-name="gr1" draw:text-style-name="P1" draw:layer="layout" svg:x1="17.1cm" svg:y1="7.302cm" svg:x2="17.1cm" svg:y2="6.202cm">
          <text:p/>
        </draw:line>
        <draw:custom-shape draw:style-name="gr4" draw:text-style-name="P8" draw:layer="layout" svg:width="1.9cm" svg:height="1.1cm" svg:x="3.7cm" svg:y="4.9cm">
          <text:p text:style-name="P7"><text:span text:style-name="T3">Manhol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9cm" svg:height="1.1cm" svg:x="10cm" svg:y="4.9cm">
          <text:p text:style-name="P7"><text:span text:style-name="T3">Sewer</text:span></text:p>
          <text:p text:style-name="P7"><text:span text:style-name="T3">Conn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9cm" svg:height="1.1cm" svg:x="16.2cm" svg:y="4.9cm">
          <text:p text:style-name="P7"><text:span text:style-name="T3">Inspection</text:span></text:p>
          <text:p text:style-name="P7"><text:span text:style-name="T3">Cha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8cm" svg:height="1.8cm" svg:x="8.201cm" svg:y="12.4cm">
          <text:p text:style-name="P11"><text:span text:style-name="T5">NoMateri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201cm" svg:y1="13.299cm" svg:x2="7.401cm" svg:y2="13.299cm">
          <text:p/>
        </draw:line>
        <draw:custom-shape draw:style-name="gr3" draw:text-style-name="P18" draw:layer="layout" svg:width="1.8cm" svg:height="1.1cm" svg:x="5.6cm" svg:y="12.803cm">
          <text:p text:style-name="P17"><text:span text:style-name="T9">Mater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02cm" svg:y1="13.299cm" svg:x2="4.802cm" svg:y2="13.299cm">
          <text:p/>
        </draw:line>
        <draw:custom-shape draw:style-name="gr12" draw:text-style-name="P10" draw:layer="layout" svg:width="2.8cm" svg:height="1.4cm" svg:x="2cm" svg:y="12.499cm">
          <text:p text:style-name="P7"><text:span text:style-name="T4">PV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0.9cm" svg:y1="11cm" svg:x2="10.9cm" svg:y2="16.8cm">
          <text:p/>
        </draw:line>
        <draw:line draw:style-name="gr1" draw:text-style-name="P1" draw:layer="layout" svg:x1="10.9cm" svg:y1="13.3cm" svg:x2="10cm" svg:y2="13.3cm">
          <text:p/>
        </draw:line>
        <draw:custom-shape draw:style-name="gr7" draw:text-style-name="P12" draw:layer="layout" svg:width="1.8cm" svg:height="1.8cm" svg:x="8.195cm" svg:y="14.5cm">
          <text:p text:style-name="P11"><text:span text:style-name="T5">MinDi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195cm" svg:y1="15.399cm" svg:x2="7.395cm" svg:y2="15.399cm">
          <text:p/>
        </draw:line>
        <draw:custom-shape draw:style-name="gr3" draw:text-style-name="P18" draw:layer="layout" svg:width="1.8cm" svg:height="1.1cm" svg:x="5.594cm" svg:y="14.903cm">
          <text:p text:style-name="P17"><text:span text:style-name="T9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96cm" svg:y1="15.399cm" svg:x2="4.796cm" svg:y2="15.399cm">
          <text:p/>
        </draw:line>
        <draw:custom-shape draw:style-name="gr13" draw:text-style-name="P20" draw:layer="layout" svg:width="3.994cm" svg:height="1.4cm" svg:x="0.8cm" svg:y="14.599cm">
          <text:p text:style-name="P19"><text:span text:style-name="T10">Min Diameter &gt;= 2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.894cm" svg:y1="15.4cm" svg:x2="9.994cm" svg:y2="15.4cm">
          <text:p/>
        </draw:line>
        <draw:custom-shape draw:style-name="gr3" draw:text-style-name="P4" draw:layer="layout" svg:width="1.8cm" svg:height="1.1cm" svg:x="10.1cm" svg:y="17.3cm">
          <text:p text:style-name="P3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8cm" svg:height="1.1cm" svg:x="15.5cm" svg:y="17.3cm">
          <text:p text:style-name="P3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9cm" svg:height="1.1cm" svg:x="12.8cm" svg:y="17.3cm">
          <text:p text:style-name="P7"><text:span text:style-name="T3">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9cm" svg:height="1.1cm" svg:x="18.1cm" svg:y="17.3cm">
          <text:p text:style-name="P13"><text:span text:style-name="T6">Sewerag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cm" svg:y1="16.5cm" svg:x2="10.9cm" svg:y2="17.3cm">
          <text:p/>
        </draw:line>
        <draw:line draw:style-name="gr1" draw:text-style-name="P1" draw:layer="layout" svg:x1="11.9cm" svg:y1="17.9cm" svg:x2="12.7cm" svg:y2="17.9cm">
          <text:p/>
        </draw:line>
        <draw:line draw:style-name="gr1" draw:text-style-name="P1" draw:layer="layout" svg:x1="14.7cm" svg:y1="17.9cm" svg:x2="15.5cm" svg:y2="17.9cm">
          <text:p/>
        </draw:line>
        <draw:line draw:style-name="gr1" draw:text-style-name="P1" draw:layer="layout" svg:x1="17.3cm" svg:y1="17.9cm" svg:x2="18.1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1T16:09:45.119000000</meta:creation-date>
    <dc:date>2019-02-01T18:40:49.087000000</dc:date>
    <meta:editing-duration>PT35M49S</meta:editing-duration>
    <meta:editing-cycles>1</meta:editing-cycles>
    <meta:generator>LibreOffice/6.1.4.2$Windows_X86_64 LibreOffice_project/9d0f32d1f0b509096fd65e0d4bec26ddd1938fd3</meta:generator>
    <meta:document-statistic meta:object-count="128"/>
  </office:meta>
</office:document-meta>
</file>